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0ee5c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ee5cd" style:font-size-asian="11pt" style:font-size-complex="11pt"/>
    </style:style>
    <style:style style:name="P3" style:family="paragraph" style:parent-style-name="Standard">
      <style:text-properties style:font-name="arial" officeooo:paragraph-rsid="000ee5cd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ee5cd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paragraph-properties fo:text-align="end" style:justify-single-word="false"/>
      <style:text-properties style:font-name="arial" officeooo:paragraph-rsid="000ee5cd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text-properties style:font-name="arial" fo:font-size="12pt" style:font-size-asian="12pt" style:font-name-complex="Arial" style:font-size-complex="12pt"/>
    </style:style>
    <style:style style:name="P9" style:family="paragraph" style:parent-style-name="UrbanBody">
      <style:text-properties style:font-name="arial" fo:font-weight="bold" style:font-weight-asian="bold" style:font-weight-complex="bold"/>
    </style:style>
    <style:style style:name="P10" style:family="paragraph" style:parent-style-name="UrbanBody">
      <style:text-properties style:font-name="arial" style:font-name-complex="Arial"/>
    </style:style>
    <style:style style:name="P11" style:family="paragraph" style:parent-style-name="UrbanBody">
      <style:text-properties style:font-name="arial" officeooo:paragraph-rsid="000ee5cd"/>
    </style:style>
    <style:style style:name="P12" style:family="paragraph" style:parent-style-name="UrbanTitle">
      <style:text-properties style:font-name="arial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"/>
    </style:style>
    <style:style style:name="T7" style:family="text">
      <style:text-properties style:font-name-asian="Arial"/>
    </style:style>
    <style:style style:name="T8" style:family="text">
      <style:text-properties style:font-name-asian="Arial" style:font-name-complex="Ari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officeooo:rsid="000ee5cd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12">Transmis de la décision concernant une division</text:p>
      <text:p text:style-name="P5"/>
      <text:p text:style-name="P7"/>
      <text:p text:style-name="P5"/>
      <text:p text:style-name="P5"><office:annotation><dc:creator>Gauthier Bastien</dc:creator><dc:date>2011-02-16T16:12:24</dc:date><text:p text:style-name="P13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 </text:span><text:text-input text:description="Situation des travaux">self.getWorkLocationSignaletic()</text:text-input></text:p>
      <text:p text:style-name="P5"><text:span text:style-name="T5">Référence cadastrale :</text:span> <text:text-input text:description="Bien-Parcelles">self.getPortionOutsText()</text:text-input></text:p>
      <text:p text:style-name="P9"/>
      <text:p text:style-name="P5"/>
      <text:p text:style-name="P1"><text:span text:style-name="T12"><text:conditional-text text:condition="ooow:&quot;view.do_mailing()&quot;" text:string-value-if-true="&quot;mailed_data.getPersonTitleValue(short=False)&quot;" text:string-value-if-false="">mailed_data.getPersonTitleValue(short=False)</text:conditional-text></text:span></text:p>
      <text:p text:style-name="P5"/>
      <text:p text:style-name="P5"><text:span text:style-name="T6">Nous</text:span><text:span text:style-name="T8"> </text:span><text:span text:style-name="T6">avons</text:span><text:span text:style-name="T8"> </text:span><text:span text:style-name="T6">bien</text:span><text:span text:style-name="T8"> </text:span><text:span text:style-name="T6">reçu</text:span><text:span text:style-name="T8"> </text:span><text:span text:style-name="T6">votre</text:span><text:span text:style-name="T8"> </text:span><text:span text:style-name="T6">courrier</text:span><text:span text:style-name="T8"> </text:span><text:span text:style-name="T6">du</text:span><text:span text:style-name="T8"> </text:span><text:span text:style-name="T8"><text:text-input text:description="Champs Evénement-Date de réception">tool.formatDate(self.getLastDeposit().getEventDate())</text:text-input></text:span><text:span text:style-name="T6">,</text:span><text:span text:style-name="T8"> </text:span><text:span text:style-name="T6">par</text:span><text:span text:style-name="T8"> </text:span><text:span text:style-name="T6">lequel</text:span><text:span text:style-name="T8"> </text:span><text:span text:style-name="T6">vous</text:span><text:span text:style-name="T8"> </text:span><text:span text:style-name="T6">nous</text:span><text:span text:style-name="T8"> </text:span><text:span text:style-name="T6">faites</text:span><text:span text:style-name="T8"> </text:span><text:span text:style-name="T6">part</text:span><text:span text:style-name="T8"> </text:span><text:span text:style-name="T6">de</text:span><text:span text:style-name="T8"> </text:span><text:span text:style-name="T6">la</text:span><text:span text:style-name="T8"> </text:span><text:span text:style-name="T6">division</text:span><text:span text:style-name="T8"> </text:span><text:span text:style-name="T6">de</text:span><text:span text:style-name="T8"> </text:span><text:span text:style-name="T6">la</text:span><text:span text:style-name="T8"> </text:span><text:span text:style-name="T6">propriété</text:span><text:span text:style-name="T8"> </text:span><text:span text:style-name="T6">susmentionnée.</text:span></text:p>
      <text:p text:style-name="P5"/>
      <text:p text:style-name="P5"><text:span text:style-name="T6">Les</text:span><text:span text:style-name="T7"> </text:span><text:span text:style-name="T6">documents</text:span><text:span text:style-name="T7"> </text:span><text:span text:style-name="T6">fournis</text:span><text:span text:style-name="T7"> </text:span><text:span text:style-name="T6">ne</text:span><text:span text:style-name="T7"> </text:span><text:span text:style-name="T6">nous</text:span><text:span text:style-name="T7"> </text:span><text:span text:style-name="T6">permettent</text:span><text:span text:style-name="T7"> </text:span><text:span text:style-name="T6">pas</text:span><text:span text:style-name="T7"> </text:span><text:span text:style-name="T6">de</text:span><text:span text:style-name="T7"> </text:span><text:span text:style-name="T6">statuer</text:span><text:span text:style-name="T7"> </text:span><text:span text:style-name="T6">sur</text:span><text:span text:style-name="T7"> </text:span><text:span text:style-name="T6">votre</text:span><text:span text:style-name="T7"> </text:span><text:span text:style-name="T6">demande.</text:span></text:p>
      <text:p text:style-name="P8">Suivant l'Article 90 du CWATUPE.</text:p>
      <text:p text:style-name="P10"/>
      <text:p text:style-name="P11"><text:span text:style-name="T6">Dans</text:span><text:span text:style-name="T8"> </text:span><text:span text:style-name="T6">l</text:span><text:span text:style-name="T8">’</text:span><text:span text:style-name="T6">attente</text:span><text:span text:style-name="T8"> </text:span><text:span text:style-name="T6">de</text:span><text:span text:style-name="T8"> </text:span><text:span text:style-name="T6">ce</text:span><text:span text:style-name="T8"> </text:span><text:span text:style-name="T6">complément</text:span><text:span text:style-name="T8"> </text:span><text:span text:style-name="T6">d</text:span><text:span text:style-name="T8">’</text:span><text:span text:style-name="T6">information,</text:span> nous vous prions d'agréer, <text:span text:style-name="T12"><text:conditional-text text:condition="ooow:&quot;view.do_mailing()&quot;" text:string-value-if-true="&quot;mailed_data.getPersonTitleValue(short=False)&quot;" text:string-value-if-false="">mailed_data.getPersonTitleValue(short=False)</text:conditional-text></text:span>, nos salutations distinguées.</text:p>
      <text:p text:style-name="P5"/>
      <text:p text:style-name="P5"/>
      <text:p text:style-name="P5"><text:span text:style-name="T2"><office:annotation><dc:creator>sde </dc:creator><dc:date>2011-07-27T10:02:32</dc:date><text:p text:style-name="P13"><text:span text:style-name="T20">do text</text:span></text:p><text:p text:style-name="P13"><text:span text:style-name="T21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33:55.189629856</dc:date>
    <meta:editing-duration>PT8H44M23S</meta:editing-duration>
    <meta:editing-cycles>58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113" meta:character-count="1021" meta:non-whitespace-character-count="942"/>
  </office:meta>
</office:document-meta>
</file>